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DejaVu Sans Mono'" style:font-family-generic="modern" style:font-pitch="fixed"/>
    </style:style>
    <style:style style:name="P3" style:family="paragraph">
      <style:paragraph-properties fo:text-align="center"/>
    </style:style>
    <style:style style:name="T1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1cm" svg:x="1cm" svg:y="1cm">
          <text:p text:style-name="P1"><text:span text:style-name="T1">A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8cm" svg:height="1cm" svg:x="1cm" svg:y="2cm">
          <text:p text:style-name="P1"><text:span text:style-name="T1">Weiß →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cm" svg:height="1cm" svg:x="1cm" svg:y="3cm">
          <text:p text:style-name="P1"><text:span text:style-name="T1">RGB →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8cm" svg:height="1cm" svg:x="1cm" svg:y="4cm">
          <text:p text:style-name="P1"><text:span text:style-name="T1">HSV →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8cm" svg:height="1cm" svg:x="1cm" svg:y="5cm">
          <text:p text:style-name="P1"><text:span text:style-name="T1">Regenbogen →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cm" svg:y="6cm">
          <text:p text:style-name="P1"><text:span text:style-name="T1">Farbe speich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8cm" svg:height="1cm" svg:x="1cm" svg:y="7cm">
          <text:p text:style-name="P1"><text:span text:style-name="T1">Konfiguration →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cm" svg:height="1cm" svg:x="16cm" svg:y="1cm">
          <text:p text:style-name="P1"><text:span text:style-name="T1">Helligkeit <text:s text:c="5"/>50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2cm">
          <text:p text:style-name="P1"><text:span text:style-name="T1">Farbtemp. <text:s text:c="4"/>6000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3cm">
          <text:p text:style-name="P1"><text:span text:style-name="T1">Zurück 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8cm" svg:height="1cm" svg:x="16cm" svg:y="5cm">
          <text:p text:style-name="P1"><text:span text:style-name="T1">Rot <text:s text:c="12"/>50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7cm">
          <text:p text:style-name="P1"><text:span text:style-name="T1">Blau <text:s text:c="11"/>50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6cm">
          <text:p text:style-name="P1"><text:span text:style-name="T1">Grün <text:s text:c="11"/>50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8cm">
          <text:p text:style-name="P1"><text:span text:style-name="T1">Zurück 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3cm" svg:x="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4cm" svg:x="16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8cm" svg:height="1cm" svg:x="16cm" svg:y="10cm">
          <text:p text:style-name="P1"><text:span text:style-name="T1">H: Farbton <text:s text:c="4"/>120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12cm">
          <text:p text:style-name="P1"><text:span text:style-name="T1">V: Helligkeit <text:s text:c="2"/>50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11cm">
          <text:p text:style-name="P1"><text:span text:style-name="T1">S: Sättigung <text:s text:c="2"/>100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13cm">
          <text:p text:style-name="P1"><text:span text:style-name="T1">Zurück 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4cm" svg:x="16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8cm" svg:height="1cm" svg:x="16cm" svg:y="15cm">
          <text:p text:style-name="P1"><text:span text:style-name="T1">Geschwindigk. <text:s text:c="2"/>15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17cm">
          <text:p text:style-name="P1"><text:span text:style-name="T1">V: Helligkeit <text:s text:c="2"/>50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16cm">
          <text:p text:style-name="P1"><text:span text:style-name="T1">S: Sättigung <text:s text:c="2"/>100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18cm">
          <text:p text:style-name="P1"><text:span text:style-name="T1">Zurück 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4cm" svg:x="16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8cm" svg:height="1cm" svg:x="16cm" svg:y="20cm">
          <text:p text:style-name="P1"><text:span text:style-name="T1">LCD Timeout <text:s text:c="4"/>10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1cm" svg:x="16cm" svg:y="21cm">
          <text:p text:style-name="P1"><text:span text:style-name="T1">Zurück 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2cm" svg:x="16cm" svg:y="20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1.5cm" svg:x1="9cm" svg:y1="2.5cm" svg:x2="16cm" svg:y2="1.5cm" draw:start-shape="id1" draw:start-glue-point="1" draw:end-shape="id2" draw:end-glue-point="3" svg:d="m9000 2500h5000v-1000h2000">
          <text:p/>
        </draw:connector>
        <draw:connector draw:style-name="gr3" draw:text-style-name="P3" draw:layer="layout" draw:line-skew="1.5cm" svg:x1="9cm" svg:y1="3.5cm" svg:x2="16cm" svg:y2="5.5cm" draw:start-shape="id3" draw:end-shape="id4" draw:end-glue-point="3" svg:d="m9000 3500h5000v2000h2000">
          <text:p/>
        </draw:connector>
        <draw:connector draw:style-name="gr3" draw:text-style-name="P3" draw:layer="layout" draw:line-skew="0.5cm" svg:x1="9cm" svg:y1="4.5cm" svg:x2="16cm" svg:y2="10.5cm" draw:start-shape="id5" draw:end-shape="id6" draw:end-glue-point="3" svg:d="m9000 4500h4000v6000h3000">
          <text:p/>
        </draw:connector>
        <draw:connector draw:style-name="gr3" draw:text-style-name="P3" draw:layer="layout" draw:line-skew="-0.5cm" svg:x1="9cm" svg:y1="5.5cm" svg:x2="16cm" svg:y2="15.5cm" draw:start-shape="id7" draw:start-glue-point="1" draw:end-shape="id8" draw:end-glue-point="3" svg:d="m9000 5500h3000v10000h4000">
          <text:p/>
        </draw:connector>
        <draw:connector draw:style-name="gr3" draw:text-style-name="P3" draw:layer="layout" draw:line-skew="-1.5cm" svg:x1="9cm" svg:y1="7.5cm" svg:x2="16cm" svg:y2="20.5cm" draw:start-shape="id9" draw:start-glue-point="1" draw:end-shape="id10" draw:end-glue-point="3" svg:d="m9000 7500h2000v13000h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